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C9DAF8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C9DAF8"/>
    </style:style>
    <style:style style:name="ce5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/>
      <style:text-properties style:font-name="Open Sans" style:font-name-asian="Open Sans" style:font-name-complex="Open Sans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FFFF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style:vertical-align="automatic" fo:background-color="#FFFFFF"/>
    </style:style>
    <style:style style:name="ce15" style:family="table-cell" style:parent-style-name="Default" style:data-style-name="N0">
      <style:table-cell-properties style:vertical-align="automatic" fo:background-color="#F4CCC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3.661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27.2203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office:value-type="string" table:number-columns-spanned="3" table:number-rows-spanned="1" table:style-name="ce18">
            <text:p>Do NOT send any edit request to this sheet. Instead, make a copy of your own.</text:p>
          </table:table-cell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office:value-type="string" table:number-columns-spanned="3" table:number-rows-spanned="1" table:style-name="ce19">
            <text:p>DSA Series by Shradha Ma'am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1" table:style-name="ce20">
            <text:p><text:a xlink:href="https://youtube.com/watch?v=VTLCoHnyACE&amp;list=PLfqMhTWNBTe137I_EPQd34TsgV6IO55pt">Series Link : DSA Series by Shradha Ma'am</text:a>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3">
            <text:p>Mark as Done</text:p>
          </table:table-cell>
          <table:table-cell table:style-name="ce4"/>
          <table:table-cell office:value-type="string" table:style-name="ce3">
            <text:p>Question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Video SOLUTION</text:p>
          </table:table-cell>
          <table:table-cell office:value-type="string" table:style-name="ce5">
            <text:p>Companies</text:p>
          </table:table-cell>
          <table:table-cell office:value-type="string" table:style-name="ce3">
            <text:p>Pre-requisites</text:p>
          </table:table-cell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7" table:style-name="ce21">
            <text:p>ARRAYS</text:p>
          </table:table-cell>
          <table:table-cell office:value-type="boolean" office:boolean-value="true" table:formula="of:=TRUE()" table:style-name="ce6">
            <text:p>TRUE</text:p>
          </table:table-cell>
          <table:table-cell office:value-type="string" table:style-name="ce7">
            <text:p>169, 229</text:p>
          </table:table-cell>
          <table:table-cell office:value-type="string" table:style-name="ce2">
            <text:p>Majority Element</text:p>
          </table:table-cell>
          <table:table-cell office:value-type="string" table:style-name="ce8">
            <text:p><text:a xlink:href="https://leetcode.com/problems/majority-elemen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_xqIp2rj8bo?t=882">Solution Link</text:a></text:p>
          </table:table-cell>
          <table:table-cell office:value-type="string" table:style-name="ce10">
            <text:p>Amazon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2965" table:style-name="ce7">
            <text:p>2965</text:p>
          </table:table-cell>
          <table:table-cell office:value-type="string" table:style-name="ce2">
            <text:p>Repeat &amp; missing number</text:p>
          </table:table-cell>
          <table:table-cell office:value-type="string" table:style-name="ce8">
            <text:p><text:a xlink:href="https://leetcode.com/problems/find-missing-and-repeated-val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0Fxc_jKj2vo?t=1321">Solution Link</text:a></text:p>
          </table:table-cell>
          <table:table-cell office:value-type="string" table:style-name="ce10">
            <text:p>Amazon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88" table:style-name="ce7">
            <text:p>88</text:p>
          </table:table-cell>
          <table:table-cell office:value-type="string" table:style-name="ce2">
            <text:p>Merge 2 sorted array without xtra space</text:p>
          </table:table-cell>
          <table:table-cell office:value-type="string" table:style-name="ce8">
            <text:p><text:a xlink:href="https://leetcode.com/problems/merge-sorted-array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cLK6PaLsQ&amp;list=PLfqMhTWNBTe137I_EPQd34TsgV6IO55pt&amp;index=27">Solution Link</text:a></text:p>
          </table:table-cell>
          <table:table-cell office:value-type="string" table:style-name="ce10">
            <text:p>Amdocs Brocade Goldman Sachs Juniper Networks Linkedin Microsoft Quikr Snapdeal Synopsys Zoho Adob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string" table:style-name="ce7">
            <text:p>136, 137, 260<text:s/></text:p>
          </table:table-cell>
          <table:table-cell office:value-type="string" table:style-name="ce2">
            <text:p>Single Number</text:p>
          </table:table-cell>
          <table:table-cell office:value-type="string" table:style-name="ce8">
            <text:p><text:a xlink:href="https://leetcode.com/problems/single-number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NWg38xWYzEg?t=139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string" table:style-name="ce11">
            <text:p>121, 122, 123</text:p>
          </table:table-cell>
          <table:table-cell office:value-type="string" table:style-name="ce2">
            <text:p>Stock Buy &amp; Sell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WBzZCm46mFo?t=835">Solution Link</text:a></text:p>
          </table:table-cell>
          <table:table-cell office:value-type="string" table:style-name="ce10">
            <text:p>Amazon DE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53" table:style-name="ce7">
            <text:p>53</text:p>
          </table:table-cell>
          <table:table-cell office:value-type="string" table:style-name="ce2">
            <text:p>Kadane's Algorithm</text:p>
          </table:table-cell>
          <table:table-cell office:value-type="string" table:style-name="ce8">
            <text:p><text:a xlink:href="https://leetcode.com/problems/maximum-sub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9IZYqostl2M?t=760">Solution Link</text:a></text:p>
          </table:table-cell>
          <table:table-cell office:value-type="string" table:style-name="ce10">
            <text:p>Microsoft Faceboo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50" table:style-name="ce7">
            <text:p>50</text:p>
          </table:table-cell>
          <table:table-cell office:value-type="string" table:style-name="ce2">
            <text:p>Pow xn</text:p>
          </table:table-cell>
          <table:table-cell office:value-type="string" table:style-name="ce8">
            <text:p><text:a xlink:href="https://leetcode.com/problems/powx-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WBzZCm46mFo?t=21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ontainer with most water</text:p>
          </table:table-cell>
          <table:table-cell office:value-type="string" table:style-name="ce8">
            <text:p><text:a xlink:href="https://leetcode.com/problems/container-with-most-water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EbkMABpP52U">Solution Link</text:a></text:p>
          </table:table-cell>
          <table:table-cell office:value-type="string" table:style-name="ce10">
            <text:p>Flipkar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table:style-name="ce7"/>
          <table:table-cell office:value-type="string" table:style-name="ce2">
            <text:p>Sort array of 0s, 1s &amp; 2s</text:p>
          </table:table-cell>
          <table:table-cell office:value-type="string" table:style-name="ce8">
            <text:p><text:a xlink:href="https://leetcode.com/problems/sort-colors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48aGjfjYTI&amp;list=PLfqMhTWNBTe137I_EPQd34TsgV6IO55pt&amp;index=26">Solution Link</text:a></text:p>
          </table:table-cell>
          <table:table-cell office:value-type="string" table:style-name="ce10">
            <text:p>Microsoft Amazon MakeMyTrip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3Sum</text:p>
          </table:table-cell>
          <table:table-cell office:value-type="string" table:style-name="ce8">
            <text:p><text:a xlink:href="https://leetcode.com/problems/3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K-RsltkN63w">Solution Link</text:a></text:p>
          </table:table-cell>
          <table:table-cell office:value-type="string" table:style-name="ce13">
            <text:p>Adobe Amazon Microsoft Morgan Stanley Samsung Snapdeal Times Internet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4Sum</text:p>
          </table:table-cell>
          <table:table-cell office:value-type="string" table:style-name="ce8">
            <text:p><text:a xlink:href="https://leetcode.com/problems/4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X6sL8JTROLY">Solution Link</text:a></text:p>
          </table:table-cell>
          <table:table-cell table:style-name="ce14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Search a 2D matrix</text:p>
          </table:table-cell>
          <table:table-cell office:value-type="string" table:style-name="ce8">
            <text:p><text:a xlink:href="https://leetcode.com/problems/search-a-2d-matrix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LEFFjgt5i6w&amp;list=PLfqMhTWNBTe137I_EPQd34TsgV6IO55pt&amp;index=37">Solution Link</text:a></text:p>
          </table:table-cell>
          <table:table-cell table:style-name="ce2"/>
          <table:table-cell office:value-type="string" table:style-name="ce6">
            <text:p>2D Array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Next permutation</text:p>
          </table:table-cell>
          <table:table-cell office:value-type="string" table:style-name="ce8">
            <text:p><text:a xlink:href="https://leetcode.com/problems/next-permutat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-1cLK6PaLsQ?list=PLfqMhTWNBTe137I_EPQd34TsgV6IO55pt&amp;t=967">Solution Link</text:a></text:p>
          </table:table-cell>
          <table:table-cell office:value-type="string" table:style-name="ce10">
            <text:p>Adobe GoldmanSachs Uber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Merge overlapping intervals</text:p>
          </table:table-cell>
          <table:table-cell office:value-type="string" table:style-name="ce8">
            <text:p><text:a xlink:href="https://leetcode.com/problems/merge-interval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Googl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Longest substring without repeating</text:p>
          </table:table-cell>
          <table:table-cell office:value-type="string" table:style-name="ce8">
            <text:p><text:a xlink:href="https://leetcode.com/problems/longest-substring-without-repeating-character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MorganStanley Amazon</text:p>
          </table:table-cell>
          <table:table-cell office:value-type="string" table:style-name="ce6">
            <text:p>Str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Set matrix zeroes</text:p>
          </table:table-cell>
          <table:table-cell office:value-type="string" table:style-name="ce8">
            <text:p><text:a xlink:href="https://leetcode.com/problems/set-matrix-zero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Microsoft Amazon</text:p>
          </table:table-cell>
          <table:table-cell office:value-type="string" table:style-name="ce6">
            <text:p>Sets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ord search</text:p>
          </table:table-cell>
          <table:table-cell office:value-type="string" table:style-name="ce8">
            <text:p><text:a xlink:href="https://leetcode.com/problems/word-search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0">
            <text:p>Ola GoldmanSachs Google</text:p>
          </table:table-cell>
          <table:table-cell office:value-type="string" table:style-name="ce6">
            <text:p>Recursion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" table:style-name="ce6">
            <text:p>TRUE</text:p>
          </table:table-cell>
          <table:table-cell office:value-type="float" office:value="238" table:style-name="ce7">
            <text:p>238</text:p>
          </table:table-cell>
          <table:table-cell office:value-type="string" table:style-name="ce2">
            <text:p>Product of array except itself</text:p>
          </table:table-cell>
          <table:table-cell office:value-type="string" table:style-name="ce8">
            <text:p><text:a xlink:href="https://leetcode.com/problems/product-of-array-except-self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TW2m8m_FNJE">Solution Link</text:a></text:p>
          </table:table-cell>
          <table:table-cell office:value-type="string" table:style-name="ce10">
            <text:p>Amazon DEShaw Intuit MorganStanley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Subarray sum equals k</text:p>
          </table:table-cell>
          <table:table-cell office:value-type="string" table:style-name="ce8">
            <text:p><text:a xlink:href="https://leetcode.com/problems/subarray-sum-equals-k/description/">Problem Link</text:a></text:p>
          </table:table-cell>
          <table:table-cell office:value-type="string" table:style-name="ce12">
            <text:p>Medium</text:p>
          </table:table-cell>
          <table:table-cell table:number-columns-repeated="2" table:style-name="ce2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442" table:style-name="ce7">
            <text:p>442</text:p>
          </table:table-cell>
          <table:table-cell office:value-type="string" table:style-name="ce2">
            <text:p>Find Duplicate</text:p>
          </table:table-cell>
          <table:table-cell office:value-type="string" table:style-name="ce8">
            <text:p><text:a xlink:href="https://leetcode.com/problems/find-the-duplicate-number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0Fxc_jKj2vo?t=2000">Solution Link</text:a></text:p>
          </table:table-cell>
          <table:table-cell office:value-type="string" table:style-name="ce10">
            <text:p>Amazon D-E-Shaw Flipkart Paytm Qualcomm Zoho</text:p>
          </table:table-cell>
          <table:table-cell office:value-type="string" table:style-name="ce6">
            <text:p>LL Cycles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www.hackerrank.com/challenges/ctci-merge-sort/problem">Problem Link</text:a></text:p>
          </table:table-cell>
          <table:table-cell office:value-type="string" table:style-name="ce15">
            <text:p>Medium / Hard</text:p>
          </table:table-cell>
          <table:table-cell table:style-name="ce2"/>
          <table:table-cell office:value-type="string" table:style-name="ce10">
            <text:p>Adobe Amazon BankBazaar Flipkart Microsoft Myntra MakeMyTrip</text:p>
          </table:table-cell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Trapping Rainwater</text:p>
          </table:table-cell>
          <table:table-cell office:value-type="string" table:style-name="ce8">
            <text:p><text:a xlink:href="https://leetcode.com/problems/trapping-rain-water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youtu.be/UHHp8USwx4M?t=513">Solution Link</text:a></text:p>
          </table:table-cell>
          <table:table-cell office:value-type="string" table:style-name="ce10">
            <text:p>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Sliding window maximum</text:p>
          </table:table-cell>
          <table:table-cell office:value-type="string" table:style-name="ce8">
            <text:p><text:a xlink:href="https://leetcode.com/problems/sliding-window-maximu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XwG5cozqfaM">Solution Link</text:a></text:p>
          </table:table-cell>
          <table:table-cell office:value-type="string" table:style-name="ce10">
            <text:p>Amazon Directi Flipkart Microsoft Google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Reverse pairs</text:p>
          </table:table-cell>
          <table:table-cell office:value-type="string" table:style-name="ce8">
            <text:p><text:a xlink:href="https://leetcode.com/problems/reverse-pairs/description/">Problem Link</text:a></text:p>
          </table:table-cell>
          <table:table-cell office:value-type="string" table:style-name="ce15">
            <text:p>Hard</text:p>
          </table:table-cell>
          <table:table-cell table:number-columns-repeated="2" table:style-name="ce2"/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Largest rectangle in a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7" table:style-name="ce22">
            <text:p>BINARY SEARC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Search in rotated sorted</text:p>
          </table:table-cell>
          <table:table-cell office:value-type="string" table:style-name="ce8">
            <text:p><text:a xlink:href="https://leetcode.com/problems/search-in-rotated-sorted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6WNZQBHWQJs">Solution Link</text:a></text:p>
          </table:table-cell>
          <table:table-cell office:value-type="string" table:style-name="ce10">
            <text:p>Microsoft Google Adobe Amazon D-E-Shaw Flipkart Hike Intuit MakeMyTrip 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eak index in mountain array</text:p>
          </table:table-cell>
          <table:table-cell office:value-type="string" table:style-name="ce8">
            <text:p><text:a xlink:href="https://leetcode.com/problems/peak-index-in-a-mountain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jxD6UXGlhc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Single element in sorted array</text:p>
          </table:table-cell>
          <table:table-cell office:value-type="string" table:style-name="ce8">
            <text:p><text:a xlink:href="https://leetcode.com/problems/single-element-in-a-sorted-arra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qsbCBduIs40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Allocate Minimum Pages (Book Allocation)</text:p>
          </table:table-cell>
          <table:table-cell office:value-type="string" table:style-name="ce8">
            <text:p><text:a xlink:href="https://www.geeksforgeeks.org/problems/allocate-minimum-number-of-pages0937/1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RAByolWqhw">Solution Link</text:a></text:p>
          </table:table-cell>
          <table:table-cell office:value-type="string" table:style-name="ce10">
            <text:p>Google Infosys Codenation Amazon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Painter’s Partition</text:p>
          </table:table-cell>
          <table:table-cell office:value-type="string" table:style-name="ce8">
            <text:p><text:a xlink:href="https://www.hackerearth.com/problem/algorithm/painters-parti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srsFN5OHBgw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ggressive cows</text:p>
          </table:table-cell>
          <table:table-cell office:value-type="string" table:style-name="ce8">
            <text:p><text:a xlink:href="https://www.spoj.com/problems/AGGRCOW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7wOzDqsfXy0">Solution Link</text:a></text:p>
          </table:table-cell>
          <table:table-cell office:value-type="string" table:style-name="ce10">
            <text:p>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edian of 2 Sorted Arrays</text:p>
          </table:table-cell>
          <table:table-cell office:value-type="string" table:style-name="ce8">
            <text:p><text:a xlink:href="https://leetcode.com/problems/median-of-two-sorted-arrays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0">
            <text:p>Amazon Samsung Microsoft 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1">
            <text:p>STRING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Valid Palindrome</text:p>
          </table:table-cell>
          <table:table-cell office:value-type="string" table:style-name="ce8">
            <text:p><text:a xlink:href="https://leetcode.com/problems/valid-palindrom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RFgEs3a6A&amp;list=PLfqMhTWNBTe137I_EPQd34TsgV6IO55pt&amp;index=31">Solution Link</text:a></text:p>
          </table:table-cell>
          <table:table-cell office:value-type="string" table:style-name="ce10">
            <text:p>Amazon Cisco DEShaw Facebook FactSet MorganStanley Paytm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Longest Common Prefix</text:p>
          </table:table-cell>
          <table:table-cell office:value-type="string" table:style-name="ce8">
            <text:p><text:a xlink:href="https://leetcode.com/problems/longest-common-prefix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Adobe Blinki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 Anagram</text:p>
          </table:table-cell>
          <table:table-cell office:value-type="string" table:style-name="ce8">
            <text:p><text:a xlink:href="https://leetcode.com/problems/valid-anagr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Google Adobe Flipkart Nagarro Media.net Directi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true" table:formula="of:=TRUE()" table:style-name="ce6">
            <text:p>TRU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Reverse Words in String</text:p>
          </table:table-cell>
          <table:table-cell office:value-type="string" table:style-name="ce8">
            <text:p><text:a xlink:href="https://leetcode.com/problems/reverse-words-in-a-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itppzIdMCo&amp;list=PLfqMhTWNBTe137I_EPQd34TsgV6IO55pt&amp;index=3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Remove All Occurrences of String</text:p>
          </table:table-cell>
          <table:table-cell office:value-type="string" table:style-name="ce8">
            <text:p><text:a xlink:href="https://leetcode.com/problems/remove-all-occurrences-of-a-sub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dSRFgEs3a6A?list=PLfqMhTWNBTe137I_EPQd34TsgV6IO55pt&amp;t=82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ermutation in String</text:p>
          </table:table-cell>
          <table:table-cell office:value-type="string" table:style-name="ce8">
            <text:p><text:a xlink:href="https://leetcode.com/problems/permutation-in-str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VXewy91P0S4&amp;list=PLfqMhTWNBTe137I_EPQd34TsgV6IO55pt&amp;index=32">Solution Link</text:a></text:p>
          </table:table-cell>
          <table:table-cell office:value-type="string" table:style-name="ce2">
            <text:p>Adobe GoldmanSachs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tring Compression</text:p>
          </table:table-cell>
          <table:table-cell office:value-type="string" table:style-name="ce8">
            <text:p><text:a xlink:href="https://leetcode.com/problems/string-compress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cAB15h6-sWA&amp;list=PLfqMhTWNBTe137I_EPQd34TsgV6IO55pt&amp;index=34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Group Anagrams</text:p>
          </table:table-cell>
          <table:table-cell office:value-type="string" table:style-name="ce8">
            <text:p><text:a xlink:href="https://leetcode.com/problems/group-anagram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2">
            <text:p>Samsung Adobe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Minimum Window Substring</text:p>
          </table:table-cell>
          <table:table-cell office:value-type="string" table:style-name="ce8">
            <text:p><text:a xlink:href="https://leetcode.com/problems/minimum-window-substr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0">
            <text:p>Amazon Google MakeMyTrip Streamoid Technologies Microsoft Media.net Atlassian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Kmp Algorithm</text:p>
          </table:table-cell>
          <table:table-cell office:value-type="string" table:style-name="ce8">
            <text:p><text:a xlink:href="https://leetcode.com/problems/longest-happy-prefix/description/">Problem Link</text:a></text:p>
          </table:table-cell>
          <table:table-cell office:value-type="string" table:style-name="ce15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Robin Karp</text:p>
          </table:table-cell>
          <table:table-cell office:value-type="string" table:style-name="ce6">
            <text:p>--concept--</text:p>
          </table:table-cell>
          <table:table-cell office:value-type="string" table:style-name="ce15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2">
            <text:p>RECURSION &amp; BACKTRACKING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mbination Sum I</text:p>
          </table:table-cell>
          <table:table-cell office:value-type="string" table:style-name="ce8">
            <text:p><text:a xlink:href="https://leetcode.com/problems/combination-sum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jkgZw2WEaqA&amp;list=PLfqMhTWNBTe2C_dQAP1UoemcgAxBTlItp&amp;index=9">Solution Link</text:a></text:p>
          </table:table-cell>
          <table:table-cell office:value-type="string" table:style-name="ce13">
            <text:p>Adobe Amazon Microsoft oracle, DE shaw ,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Combination Sum II</text:p>
          </table:table-cell>
          <table:table-cell office:value-type="string" table:style-name="ce8">
            <text:p><text:a xlink:href="https://leetcode.com/problems/combination-sum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 Amazon Microsoft goldmann sach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alindrome Partitioning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aZ0B1eWkSVU&amp;list=PLfqMhTWNBTe2C_dQAP1UoemcgAxBTlItp&amp;index=10">Solution Link</text:a></text:p>
          </table:table-cell>
          <table:table-cell office:value-type="string" table:style-name="ce13">
            <text:p>meta ,adobe, Infosys, Walmart Labs, Amazon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nights Tour</text:p>
          </table:table-cell>
          <table:table-cell office:value-type="string" table:style-name="ce8">
            <text:p><text:a xlink:href="https://leetcode.com/problems/check-knight-tour-configuration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amazon , microsoft, oracle, meta,TCS, apple, salesfoce, citadel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 Coloring</text:p>
          </table:table-cell>
          <table:table-cell office:value-type="string" table:style-name="ce8">
            <text:p><text:a xlink:href="https://www.geeksforgeeks.org/problems/m-coloring-problem-1587115620/1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, microsoft, meta , intuit, citadel, goldman sach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at in a Maze</text:p>
          </table:table-cell>
          <table:table-cell office:value-type="string" table:style-name="ce8">
            <text:p><text:a xlink:href="https://www.geeksforgeeks.org/problems/rat-in-a-maze-problem/1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8Yze9CDDAw&amp;list=PLfqMhTWNBTe2C_dQAP1UoemcgAxBTlItp&amp;index=8">Solution Link</text:a></text:p>
          </table:table-cell>
          <table:table-cell office:value-type="string" table:style-name="ce13">
            <text:p>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ubsets II</text:p>
          </table:table-cell>
          <table:table-cell office:value-type="string" table:style-name="ce8">
            <text:p><text:a xlink:href="https://leetcode.com/problems/subsets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youtu.be/pNzljlzDCiI?list=PLfqMhTWNBTe2C_dQAP1UoemcgAxBTlItp&amp;t=1539">Solution Link</text:a></text:p>
          </table:table-cell>
          <table:table-cell office:value-type="string" table:style-name="ce14">
            <text:p>google, amazon, microsoft, meta , adobe, apple ,TCS , flipkart , uber, swigg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Merge Sort</text:p>
          </table:table-cell>
          <table:table-cell office:value-type="string" table:style-name="ce8">
            <text:p><text:a xlink:href="https://leetcode.com/problems/sort-an-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 , meta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N Queens</text:p>
          </table:table-cell>
          <table:table-cell office:value-type="string" table:style-name="ce8">
            <text:p><text:a xlink:href="https://leetcode.com/problems/n-queens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BdSJnIdR-4s&amp;list=PLfqMhTWNBTe2C_dQAP1UoemcgAxBTlItp&amp;index=6">Solution Link</text:a></text:p>
          </table:table-cell>
          <table:table-cell office:value-type="string" table:style-name="ce13">
            <text:p>Microsoft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doku Solver</text:p>
          </table:table-cell>
          <table:table-cell office:value-type="string" table:style-name="ce8">
            <text:p><text:a xlink:href="https://leetcode.com/problems/sudoku-solver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70cP3qtJp-s&amp;list=PLfqMhTWNBTe2C_dQAP1UoemcgAxBTlItp&amp;index=7">Solution Link</text:a></text:p>
          </table:table-cell>
          <table:table-cell office:value-type="string" table:style-name="ce14">
            <text:p>Amazon, TCS , Apple, Meta ,Infosys , Oracle, Adobe, Hiv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leetcode.com/problems/count-the-number-of-inversions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 , salessforc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3" table:style-name="ce22">
            <text:p>LINKED LI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Reverse a LL</text:p>
          </table:table-cell>
          <table:table-cell office:value-type="string" table:style-name="ce8">
            <text:p><text:a xlink:href="https://leetcode.com/problems/reverse-linked-lis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R-CKBYnOv1U&amp;list=PLfqMhTWNBTe137I_EPQd34TsgV6IO55pt&amp;index=59">Solution Link</text:a></text:p>
          </table:table-cell>
          <table:table-cell office:value-type="string" table:style-name="ce13">
            <text:p>google, meta <text:s/>, apple , microsoft, amazon , oracle, adobe, TCS , qualcomm,Paypal, JP 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Middle of LL</text:p>
          </table:table-cell>
          <table:table-cell office:value-type="string" table:style-name="ce8">
            <text:p><text:a xlink:href="https://leetcode.com/problems/middle-of-the-linked-list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zaHG0dme4g&amp;list=PLfqMhTWNBTe137I_EPQd34TsgV6IO55pt&amp;index=59">Solution Link</text:a></text:p>
          </table:table-cell>
          <table:table-cell office:value-type="string" table:style-name="ce13">
            <text:p>amazon, meta ,google, goldman sachs, qualcomm,intuit <text:s/>, <text:s/>walmart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Merge 2 Sorted LL</text:p>
          </table:table-cell>
          <table:table-cell office:value-type="string" table:style-name="ce8">
            <text:p><text:a xlink:href="https://leetcode.com/problems/merge-two-sorted-list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f8RPIb-0DDE&amp;list=PLfqMhTWNBTe137I_EPQd34TsgV6IO55pt&amp;index=61">Solution Link</text:a></text:p>
          </table:table-cell>
          <table:table-cell office:value-type="string" table:style-name="ce13">
            <text:p><text:s/>Accolite Amazon Belzabar Brocade FactSet Flipkart MakeMyTrip Microsoft OATS Systems Oracle Samsung Synopsys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Check if LL Is Palindrome or Not</text:p>
          </table:table-cell>
          <table:table-cell office:value-type="string" table:style-name="ce8">
            <text:p><text:a xlink:href="https://leetcode.com/problems/palindrome-linked-list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meta ,google, goldman sachs, cisco , samsung, walmart labs ,wipr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LL</text:p>
          </table:table-cell>
          <table:table-cell office:value-type="string" table:style-name="ce8">
            <text:p><text:a xlink:href="https://leetcode.com/problems/linked-list-cycl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3">
            <text:p>google, meta , microsoft, amazon, oracle, paytm, apple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move Cycle in LL</text:p>
          </table:table-cell>
          <table:table-cell office:value-type="string" table:style-name="ce8">
            <text:p><text:a xlink:href="https://leetcode.com/problems/linked-list-cycle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3">
            <text:p>amazon, meta , apple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Flatten LL</text:p>
          </table:table-cell>
          <table:table-cell office:value-type="string" table:style-name="ce8">
            <text:p><text:a xlink:href="https://leetcode.com/problems/flatten-a-multilevel-doubly-linked-li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8b0rff5F9M&amp;list=PLfqMhTWNBTe137I_EPQd34TsgV6IO55pt&amp;index=66">Solution Link</text:a></text:p>
          </table:table-cell>
          <table:table-cell office:value-type="string" table:style-name="ce14">
            <text:p>google, amazon, meta ,microsoft , qualcomm, oracle, adob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lone LL with Random Pointers</text:p>
          </table:table-cell>
          <table:table-cell office:value-type="string" table:style-name="ce8">
            <text:p><text:a xlink:href="https://leetcode.com/problems/copy-list-with-random-pointer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8ze7Zopdsaw&amp;list=PLfqMhTWNBTe137I_EPQd34TsgV6IO55pt&amp;index=62">Solution Link</text:a></text:p>
          </table:table-cell>
          <table:table-cell office:value-type="string" table:style-name="ce13">
            <text:p>meta , amazon, microsoft , google, intel , walmart labs , nvidia , flipkart ,uber 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Add 2 Numbers</text:p>
          </table:table-cell>
          <table:table-cell office:value-type="string" table:style-name="ce8">
            <text:p><text:a xlink:href="https://leetcode.com/problems/add-two-number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, amazon, meta , microsoft, oracle, <text:s/>Tejas network, <text:s/>Josh technology , TCS , 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Reverse Linked List 2</text:p>
          </table:table-cell>
          <table:table-cell office:value-type="string" table:style-name="ce8">
            <text:p><text:a xlink:href="https://leetcode.com/problems/reverse-linked-list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, meta , microsoft, 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LRU Cache</text:p>
          </table:table-cell>
          <table:table-cell office:value-type="string" table:style-name="ce8">
            <text:p><text:a xlink:href="https://leetcode.com/problems/lru-cach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GsY6y0iPaHw">Solution Link</text:a></text:p>
          </table:table-cell>
          <table:table-cell office:value-type="string" table:style-name="ce14">
            <text:p>Nvidia , Google, Meta , Amazon, Microsoft, Oracle, Adobe ,Infoys , Siemens ,Morgan Stanley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Rotate a LL</text:p>
          </table:table-cell>
          <table:table-cell office:value-type="string" table:style-name="ce8">
            <text:p><text:a xlink:href="https://leetcode.com/problems/rotate-list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ogle, Meta , Microsoft ,Salesforce ,Infosys , Uber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everse Nodes in K Groups</text:p>
          </table:table-cell>
          <table:table-cell office:value-type="string" table:style-name="ce8">
            <text:p><text:a xlink:href="https://leetcode.com/problems/reverse-nodes-in-k-group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-swgIiMIlJo&amp;list=PLfqMhTWNBTe137I_EPQd34TsgV6IO55pt&amp;index=66">Solution Link</text:a></text:p>
          </table:table-cell>
          <table:table-cell office:value-type="string" table:style-name="ce14">
            <text:p>google, amazon, meta , microsoft, apple, uber, adobe, TCS,DE shaw, zepto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1">
            <text:p>STACK &amp; QUEU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mplement Stack using Queue</text:p>
          </table:table-cell>
          <table:table-cell office:value-type="string" table:style-name="ce8">
            <text:p><text:a xlink:href="https://leetcode.com/problems/implement-stack-using-que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FvP5Ois0CE">Solution Link</text:a></text:p>
          </table:table-cell>
          <table:table-cell office:value-type="string" table:style-name="ce13">
            <text:p>google , meta , amazon, microsoft, adobe, oracle, optu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mplement Queue using Stack</text:p>
          </table:table-cell>
          <table:table-cell office:value-type="string" table:style-name="ce8">
            <text:p><text:a xlink:href="https://leetcode.com/problems/implement-queue-using-stack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sFvP5Ois0CE?t=544">Solution Link</text:a></text:p>
          </table:table-cell>
          <table:table-cell office:value-type="string" table:style-name="ce14">
            <text:p>amazon, google, microsoft, adobe, oracle , netflix , meta ,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Next Greater Element I</text:p>
          </table:table-cell>
          <table:table-cell office:value-type="string" table:style-name="ce8">
            <text:p><text:a xlink:href="https://leetcode.com/problems/next-greater-element-i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KbExYwvjb0">Solution Link</text:a></text:p>
          </table:table-cell>
          <table:table-cell office:value-type="string" table:style-name="ce13">
            <text:p>amazon, meta , swiggy , microsoft , google, apple, morgan stanley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Valid Parenthesis</text:p>
          </table:table-cell>
          <table:table-cell office:value-type="string" table:style-name="ce8">
            <text:p><text:a xlink:href="https://leetcode.com/problems/valid-parenthes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lHupEeDXzY&amp;list=PLfqMhTWNBTe137I_EPQd34TsgV6IO55pt&amp;index=70">Solution Link</text:a></text:p>
          </table:table-cell>
          <table:table-cell office:value-type="string" table:style-name="ce13">
            <text:p>Google , meta , amazon, linkedin , intuit , visa , IBM ,TCS <text:s/>, JP <text:s/>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1st Non Repeating in Stream</text:p>
          </table:table-cell>
          <table:table-cell office:value-type="string" table:style-name="ce8">
            <text:p><text:a xlink:href="https://leetcode.com/problems/first-unique-character-in-a-string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qyCBvEQN9c">Solution Link</text:a></text:p>
          </table:table-cell>
          <table:table-cell office:value-type="string" table:style-name="ce13">
            <text:p>amazon, goldman sach, google, apple, meta , microsoft, walmart labs, adobe, TC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verse 1st K Elements of Queue</text:p>
          </table:table-cell>
          <table:table-cell office:value-type="string" table:style-name="ce8">
            <text:p><text:a xlink:href="https://www.geeksforgeeks.org/problems/reverse-first-k-elements-of-queue/1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Microsoft , amdocs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Time needed to Buy Tickets</text:p>
          </table:table-cell>
          <table:table-cell office:value-type="string" table:style-name="ce8">
            <text:p><text:a xlink:href="https://leetcode.com/problems/time-needed-to-buy-ticket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4">
            <text:p>uber, amazon, microsoft, google, ,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Next Greater Element II</text:p>
          </table:table-cell>
          <table:table-cell office:value-type="string" table:style-name="ce8">
            <text:p><text:a xlink:href="https://leetcode.com/problems/next-greater-element-ii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f--3pm9K3U">Solution Link</text:a></text:p>
          </table:table-cell>
          <table:table-cell office:value-type="string" table:style-name="ce13">
            <text:p>amazon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evious Smaller Element</text:p>
          </table:table-cell>
          <table:table-cell office:value-type="string" table:style-name="ce8">
            <text:p><text:a xlink:href="https://leetcode.com/problems/maximum-subarray-min-produc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WnjUfBn9nZM">Solution Link</text:a></text:p>
          </table:table-cell>
          <table:table-cell office:value-type="string" table:style-name="ce13">
            <text:p>amazon, meta , microsoft, apple, visa , oracle, intuit, citadel, samsung, paypal , eba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Celebrity Problem</text:p>
          </table:table-cell>
          <table:table-cell office:value-type="string" table:style-name="ce8">
            <text:p><text:a xlink:href="https://leetcode.com/problems/find-the-celebrity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ZPmEA_8FM8">Solution Link</text:a></text:p>
          </table:table-cell>
          <table:table-cell office:value-type="string" table:style-name="ce13">
            <text:p>linkedin, meta, microsoft, amazon, uber, salesforce, phonep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Get Min Element from Stack</text:p>
          </table:table-cell>
          <table:table-cell office:value-type="string" table:style-name="ce8">
            <text:p><text:a xlink:href="https://leetcode.com/problems/min-stack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wHDm-N2m2XY">Solution Link</text:a></text:p>
          </table:table-cell>
          <table:table-cell office:value-type="string" table:style-name="ce14">
            <text:p>Google, meta, amazon, saleforce, intuit , paypal, adobe, salesforce, Nik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Circular Tour / Gas Station</text:p>
          </table:table-cell>
          <table:table-cell office:value-type="string" table:style-name="ce8">
            <text:p><text:a xlink:href="https://leetcode.com/problems/gas-station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SmTow5Ht4iU">Solution Link</text:a></text:p>
          </table:table-cell>
          <table:table-cell office:value-type="string" table:style-name="ce13">
            <text:p>amazon, microsoft, goldman sachs, intuit ,IB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otten Oranges</text:p>
          </table:table-cell>
          <table:table-cell office:value-type="string" table:style-name="ce8">
            <text:p><text:a xlink:href="https://leetcode.com/problems/rotting-orang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google, microsoft, meta, oracle, adobe, cisco, Infosys , Salesforce ,BNY Mell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tock Span</text:p>
          </table:table-cell>
          <table:table-cell office:value-type="string" table:style-name="ce8">
            <text:p><text:a xlink:href="https://www.hackerearth.com/problem/algorithm/stock-span-4-a0d4600b-b5c6efe0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01vBuZyMfqk&amp;list=PLfqMhTWNBTe137I_EPQd34TsgV6IO55pt&amp;index=70">Solution Link</text:a></text:p>
          </table:table-cell>
          <table:table-cell office:value-type="string" table:style-name="ce13">
            <text:p>Amazon , google, Microsoft, Oracle, Samsung , Meta , Intuit , Phonepe, zepto ,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ax Area in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office:value-type="string" table:style-name="ce14">
            <text:p>Adobe, apple, Meta , Amazon, google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24" table:style-name="ce21">
            <text:p>BINARY TREE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norder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825">Solution Link</text:a></text:p>
          </table:table-cell>
          <table:table-cell office:value-type="string" table:style-name="ce14">
            <text:p>google , amazon , meta , microsoft ,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reorder</text:p>
          </table:table-cell>
          <table:table-cell office:value-type="string" table:style-name="ce8">
            <text:p><text:a xlink:href="https://leetcode.com/problems/binary-tree-pre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284">Solution Link</text:a></text:p>
          </table:table-cell>
          <table:table-cell office:value-type="string" table:style-name="ce14">
            <text:p>salesforce, amazon, microsoft, meta , google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ostorder</text:p>
          </table:table-cell>
          <table:table-cell office:value-type="string" table:style-name="ce8">
            <text:p><text:a xlink:href="https://leetcode.com/problems/binary-tree-post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3154">Solution Link</text:a></text:p>
          </table:table-cell>
          <table:table-cell office:value-type="string" table:style-name="ce14">
            <text:p>Amazon ,meta , google, app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Symmetric Tree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<text:s/>Amazon , Google, Oracle, Apple,meta,Uber,Intuit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inimum Distance between Nodes</text:p>
          </table:table-cell>
          <table:table-cell office:value-type="string" table:style-name="ce8">
            <text:p><text:a xlink:href="https://leetcode.com/problems/minimum-distance-between-bst-nod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BcCynP1nA&amp;list=PLfqMhTWNBTe137I_EPQd34TsgV6IO55pt&amp;index=100">https://www.youtube.com/watch?v=dSBcCynP1nA&amp;list=PLfqMhTWNBTe137I_EPQd34TsgV6IO55pt&amp;index=100</text:a></text:p>
          </table:table-cell>
          <table:table-cell office:value-type="string" table:style-name="ce14">
            <text:p>amazon, google, meta , linkedin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re 2 Trees Identical or Not</text:p>
          </table:table-cell>
          <table:table-cell office:value-type="string" table:style-name="ce8">
            <text:p><text:a xlink:href="https://leetcode.com/problems/same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tumW7jsjv68?list=PLfqMhTWNBTe137I_EPQd34TsgV6IO55pt">Solution Link</text:a></text:p>
          </table:table-cell>
          <table:table-cell office:value-type="string" table:style-name="ce13">
            <text:p>meta , google , microsoft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orris Inorder Traversal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PUfADhkq1LI&amp;list=PLfqMhTWNBTe137I_EPQd34TsgV6IO55pt&amp;index=96">Solution Link</text:a></text:p>
          </table:table-cell>
          <table:table-cell office:value-type="string" table:style-name="ce14">
            <text:p>Google,amazon, meta ,apple, adobe, TCS, flipkart , uber, liinkedi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Diameter</text:p>
          </table:table-cell>
          <table:table-cell office:value-type="string" table:style-name="ce8">
            <text:p><text:a xlink:href="https://leetcode.com/problems/diameter-of-binary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aPyDPImR5UM&amp;list=PLfqMhTWNBTe137I_EPQd34TsgV6IO55pt&amp;index=88">Solution Link</text:a></text:p>
          </table:table-cell>
          <table:table-cell office:value-type="string" table:style-name="ce14">
            <text:p>google, amazon, meta , microsoft , apple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Check if Tree is Height Balanced</text:p>
          </table:table-cell>
          <table:table-cell office:value-type="string" table:style-name="ce8">
            <text:p><text:a xlink:href="https://leetcode.com/problems/balanced-binary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 , meta , amazon , google ,visa , oracle , TCS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btree of Another Tree</text:p>
          </table:table-cell>
          <table:table-cell office:value-type="string" table:style-name="ce8">
            <text:p><text:a xlink:href="https://leetcode.com/problems/subtree-of-another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tumW7jsjv68&amp;list=PLfqMhTWNBTe137I_EPQd34TsgV6IO55pt&amp;index=87">Solution Link</text:a></text:p>
          </table:table-cell>
          <table:table-cell office:value-type="string" table:style-name="ce13">
            <text:p><text:s/>Amazon google microsoft adobe uber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heck if BT Mirror of itself or not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google, meta, uber , morgan stanley , ebay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Top View of a Tree</text:p>
          </table:table-cell>
          <table:table-cell office:value-type="string" table:style-name="ce8">
            <text:p><text:a xlink:href="https://leetcode.com/problems/binary-tree-right-side-view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FGr-syrhvOA&amp;list=PLfqMhTWNBTe137I_EPQd34TsgV6IO55pt&amp;index=89">Solution Link</text:a></text:p>
          </table:table-cell>
          <table:table-cell office:value-type="string" table:style-name="ce13">
            <text:p>amazon, google, meta, linkedin , apple, adobe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Bottom View of a Tree</text:p>
          </table:table-cell>
          <table:table-cell office:value-type="string" table:style-name="ce8">
            <text:p><text:a xlink:href="https://leetcode.com/problems/find-bottom-left-tree-valu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amazon, google , uber, oracle, flipkart , JP morgan, accolit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Level Order</text:p>
          </table:table-cell>
          <table:table-cell office:value-type="string" table:style-name="ce8">
            <text:p><text:a xlink:href="https://leetcode.com/problems/binary-tree-level-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josh technology , amazon, goog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Kth Level of Tree</text:p>
          </table:table-cell>
          <table:table-cell office:value-type="string" table:style-name="ce8">
            <text:p><text:a xlink:href="https://leetcode.com/problems/maximum-level-sum-of-a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ze4JO_ODl3w&amp;list=PLfqMhTWNBTe137I_EPQd34TsgV6IO55pt&amp;index=90">Solution Link</text:a></text:p>
          </table:table-cell>
          <table:table-cell office:value-type="string" table:style-name="ce13">
            <text:p>meta , google, amazon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LCA</text:p>
          </table:table-cell>
          <table:table-cell office:value-type="string" table:style-name="ce8">
            <text:p><text:a xlink:href="https://leetcode.com/problems/lowest-common-ancestor-of-a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X5D0uKOMck&amp;list=PLfqMhTWNBTe137I_EPQd34TsgV6IO55pt&amp;index=91">Solution Link</text:a></text:p>
          </table:table-cell>
          <table:table-cell office:value-type="string" table:style-name="ce13">
            <text:p>meta , amazon , google, linkedin , intuit , oracle,adobe, flipkart , salesforce, morgan stanle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Transform to Sum Tree</text:p>
          </table:table-cell>
          <table:table-cell office:value-type="string" table:style-name="ce8">
            <text:p><text:a xlink:href="https://leetcode.com/problems/binary-search-tree-to-greater-sum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TY6kEejJEM0&amp;list=PLfqMhTWNBTe137I_EPQd34TsgV6IO55pt&amp;index=93">Solution Link</text:a></text:p>
          </table:table-cell>
          <table:table-cell office:value-type="string" table:style-name="ce13">
            <text:p>SAP , Amazon, Ebay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Construct BT from Inorder &amp; Pre order</text:p>
          </table:table-cell>
          <table:table-cell office:value-type="string" table:style-name="ce8">
            <text:p><text:a xlink:href="https://leetcode.com/problems/construct-binary-tree-from-preorder-and-inorder-traversal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33b1M980cCA&amp;list=PLfqMhTWNBTe137I_EPQd34TsgV6IO55pt&amp;index=92">Solution Link</text:a></text:p>
          </table:table-cell>
          <table:table-cell office:value-type="string" table:style-name="ce13">
            <text:p><text:s/>Amazon, <text:s/>Microsoft, meta , adobe, uber , VMwar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onstruct BT from Inorder &amp; Post order</text:p>
          </table:table-cell>
          <table:table-cell office:value-type="string" table:style-name="ce8">
            <text:p><text:a xlink:href="https://leetcode.com/problems/construct-binary-tree-from-inorder-and-post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, amazon, microsoft , adobe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Flatten BT to LL</text:p>
          </table:table-cell>
          <table:table-cell office:value-type="string" table:style-name="ce8">
            <text:p><text:a xlink:href="https://leetcode.com/problems/flatten-binary-tree-to-linked-li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U2Z5HWSGM0&amp;list=PLfqMhTWNBTe137I_EPQd34TsgV6IO55pt&amp;index=97">Solution Link</text:a></text:p>
          </table:table-cell>
          <table:table-cell office:value-type="string" table:style-name="ce14">
            <text:p>Google, meta , amazon ,microsoft, Myntra , adobe, oracle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ax Width of BT</text:p>
          </table:table-cell>
          <table:table-cell office:value-type="string" table:style-name="ce8">
            <text:p><text:a xlink:href="https://leetcode.com/problems/maximum-width-of-binary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rhz-csskg_A&amp;list=PLfqMhTWNBTe137I_EPQd34TsgV6IO55pt&amp;index=95">Solution Link</text:a></text:p>
          </table:table-cell>
          <table:table-cell office:value-type="string" table:style-name="ce14">
            <text:p>Amazon , Meta , Uber, Microsoft, Uber , Adobe,Apple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Zig Zag Traversal of BT</text:p>
          </table:table-cell>
          <table:table-cell office:value-type="string" table:style-name="ce8">
            <text:p><text:a xlink:href="https://leetcode.com/problems/binary-tree-zigzag-level-order-traversal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, meta, microsoft, google,oracle, Adobe, Walmart Labs , Ebay 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Max Path Sum</text:p>
          </table:table-cell>
          <table:table-cell office:value-type="string" table:style-name="ce8">
            <text:p><text:a xlink:href="https://leetcode.com/problems/binary-tree-maximum-path-sum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Google, Meta , Amazon , Oracle, Salesforce, Goldman sachs , Uber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Kth Ancestor</text:p>
          </table:table-cell>
          <table:table-cell office:value-type="string" table:style-name="ce8">
            <text:p><text:a xlink:href="https://leetcode.com/problems/kth-ancestor-of-a-tree-nod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Google , Amazon ,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1">
            <text:p>B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Kth largest in BST</text:p>
          </table:table-cell>
          <table:table-cell office:value-type="string" table:style-name="ce8">
            <text:p><text:a xlink:href="https://leetcode.com/problems/kth-largest-element-in-a-stre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Meta , Amazon, Google , Adobe, Atlassian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Sorted Array to Balanced BST</text:p>
          </table:table-cell>
          <table:table-cell office:value-type="string" table:style-name="ce8">
            <text:p><text:a xlink:href="https://leetcode.com/problems/convert-sorted-array-to-binary-search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0s6sCjs_4g0&amp;list=PLfqMhTWNBTe137I_EPQd34TsgV6IO55pt&amp;index=99">Solution Link</text:a></text:p>
          </table:table-cell>
          <table:table-cell office:value-type="string" table:style-name="ce14">
            <text:p>Amazon , Google, Meta, Apple, Adobe , Airbnb , 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ate BST</text:p>
          </table:table-cell>
          <table:table-cell office:value-type="string" table:style-name="ce8">
            <text:p><text:a xlink:href="https://leetcode.com/problems/validate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SBcCynP1nA&amp;list=PLfqMhTWNBTe137I_EPQd34TsgV6IO55pt&amp;index=100">Solution Link</text:a></text:p>
          </table:table-cell>
          <table:table-cell office:value-type="string" table:style-name="ce13">
            <text:p>Amazon, Google, Meta, Salesforce, IBM , Adobe, Citadel , Oracl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in BST</text:p>
          </table:table-cell>
          <table:table-cell office:value-type="string" table:style-name="ce8">
            <text:p><text:a xlink:href="https://leetcode.com/problems/kth-smallest-element-in-a-bst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Kq4BbvIhj44&amp;list=PLfqMhTWNBTe137I_EPQd34TsgV6IO55pt&amp;index=102">Solution Link</text:a></text:p>
          </table:table-cell>
          <table:table-cell office:value-type="string" table:style-name="ce13">
            <text:p><text:s/>Accolite Amazon Google Uber Microsoft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CA in BST</text:p>
          </table:table-cell>
          <table:table-cell office:value-type="string" table:style-name="ce8">
            <text:p><text:a xlink:href="https://leetcode.com/problems/lowest-common-ancestor-of-a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ORxkZ12FrU4&amp;list=PLfqMhTWNBTe137I_EPQd34TsgV6IO55pt&amp;index=103">Solution Link</text:a></text:p>
          </table:table-cell>
          <table:table-cell office:value-type="string" table:style-name="ce13">
            <text:p>Meta, Amazon, Linkedin , Bloomberg, Oracle, Samsung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opulate Next Right Pointers</text:p>
          </table:table-cell>
          <table:table-cell office:value-type="string" table:style-name="ce8">
            <text:p><text:a xlink:href="https://leetcode.com/problems/populating-next-right-pointers-in-each-node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a8VKpW1DsD8&amp;list=PLfqMhTWNBTe137I_EPQd34TsgV6IO55pt&amp;index=108">Solution Link</text:a></text:p>
          </table:table-cell>
          <table:table-cell office:value-type="string" table:style-name="ce14">
            <text:p>Meta , Amazon, Walmart Labs, Flipkart, Saleforce,Adobe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Recover BST</text:p>
          </table:table-cell>
          <table:table-cell office:value-type="string" table:style-name="ce8">
            <text:p><text:a xlink:href="https://leetcode.com/problems/recover-binary-search-tree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0KGzfij_SCk&amp;list=PLfqMhTWNBTe137I_EPQd34TsgV6IO55pt&amp;index=106">Solution Link</text:a></text:p>
          </table:table-cell>
          <table:table-cell office:value-type="string" table:style-name="ce14">
            <text:p>Microsoft, amazon, google, 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onstruct from Preorder</text:p>
          </table:table-cell>
          <table:table-cell office:value-type="string" table:style-name="ce8">
            <text:p><text:a xlink:href="https://leetcode.com/problems/construct-binary-search-tree-from-preorder-traversal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-n5Ur1wE5Jc&amp;list=PLfqMhTWNBTe137I_EPQd34TsgV6IO55pt&amp;index=104">Solution Link</text:a></text:p>
          </table:table-cell>
          <table:table-cell office:value-type="string" table:style-name="ce13">
            <text:p><text:s/>Adobe, Meta , Google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BST Iterator</text:p>
          </table:table-cell>
          <table:table-cell office:value-type="string" table:style-name="ce8">
            <text:p><text:a xlink:href="https://leetcode.com/problems/binary-search-tree-iterator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dS1bKglre3A&amp;list=PLfqMhTWNBTe137I_EPQd34TsgV6IO55pt&amp;index=109">Solution Link</text:a></text:p>
          </table:table-cell>
          <table:table-cell office:value-type="string" table:style-name="ce14">
            <text:p>Meta , Amazon, Microsoft, Linkedin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Flatten BST to Sorted list</text:p>
          </table:table-cell>
          <table:table-cell office:value-type="string" table:style-name="ce8">
            <text:p><text:a xlink:href="https://leetcode.com/problems/convert-binary-search-tree-to-sorted-doubly-linked-list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microsoft, Amazon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Inorder Successor</text:p>
          </table:table-cell>
          <table:table-cell office:value-type="string" table:style-name="ce8">
            <text:p><text:a xlink:href="https://leetcode.com/problems/inorder-successor-in-b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3">
            <text:p>Amazon , Google, meta , Citadel, Nvidia,Linkedin ,uber, Intuit , Qualcom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Inorder Predecessor</text:p>
          </table:table-cell>
          <table:table-cell office:value-type="string" table:style-name="ce8">
            <text:p><text:a xlink:href="https://leetcode.com/problems/delete-node-in-a-bst/description/">Problem Link</text:a></text:p>
          </table:table-cell>
          <table:table-cell office:value-type="string" table:style-name="ce12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3">
            <text:p>Microsoft 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argest BST in BT</text:p>
          </table:table-cell>
          <table:table-cell office:value-type="string" table:style-name="ce8">
            <text:p><text:a xlink:href="https://leetcode.com/problems/largest-bst-subtree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Pr-HFxp7npk&amp;list=PLfqMhTWNBTe137I_EPQd34TsgV6IO55pt&amp;index=107">Solution Link</text:a></text:p>
          </table:table-cell>
          <table:table-cell office:value-type="string" table:style-name="ce14">
            <text:p>Microsoft 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erialize &amp; Deserialize BST</text:p>
          </table:table-cell>
          <table:table-cell office:value-type="string" table:style-name="ce8">
            <text:p><text:a xlink:href="https://leetcode.com/problems/serialize-and-deserialize-binary-tre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Google, Meta , Oracle, Flipkart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erge 2 BSTS</text:p>
          </table:table-cell>
          <table:table-cell office:value-type="string" table:style-name="ce8">
            <text:p><text:a xlink:href="https://leetcode.com/problems/merge-bsts-to-create-single-bst/description/">Problem Link</text:a></text:p>
          </table:table-cell>
          <table:table-cell office:value-type="string" table:style-name="ce15">
            <text:p>Hard</text:p>
          </table:table-cell>
          <table:table-cell office:value-type="string" table:style-name="ce8">
            <text:p><text:a xlink:href="https://www.youtube.com/watch?v=AiKZjCuy2k4&amp;list=PLfqMhTWNBTe137I_EPQd34TsgV6IO55pt&amp;index=105">Solution Link</text:a></text:p>
          </table:table-cell>
          <table:table-cell office:value-type="string" table:style-name="ce13">
            <text:p>Meta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6" table:style-name="ce21">
            <text:p>HEAP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Merge K Sorted Arrays</text:p>
          </table:table-cell>
          <table:table-cell office:value-type="string" table:style-name="ce17">
            <text:p><text:a xlink:href="https://leetcode.com/problems/merge-sorted-array/description/?envType=problem-list-v2&amp;envId=sorting">https://leetcode.com/problems/merge-sorted-array/description/?envType=problem-list-v2&amp;envId=sorting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google, meta , amazon, microsoft, HCL , Cisco, IBM ,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K most Frequent Elements</text:p>
          </table:table-cell>
          <table:table-cell office:value-type="string" table:style-name="ce17">
            <text:p><text:a xlink:href="https://leetcode.com/problems/top-k-frequent-elements/description/">https://leetcode.com/problems/top-k-frequent-element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 , Amazon, Google , Microsoft , Oracle, Goldman sachs , Uber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Heap Sort</text:p>
          </table:table-cell>
          <table:table-cell office:value-type="string" table:style-name="ce17">
            <text:p><text:a xlink:href="https://leetcode.com/problems/sort-an-array/description/">https://leetcode.com/problems/sort-an-array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 , TCS , Amazon, Google, Meta , hive, Infosys , Oracle, <text:s/>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Element</text:p>
          </table:table-cell>
          <table:table-cell office:value-type="string" table:style-name="ce17">
            <text:p><text:a xlink:href="https://leetcode.com/problems/kth-smallest-element-in-a-sorted-matrix/description/?envType=problem-list-v2&amp;envId=sorting">https://leetcode.com/problems/kth-smallest-element-in-a-sorted-matrix/description/?envType=problem-list-v2&amp;envId=sorting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Meta , apple, phonepe 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edian from Stream</text:p>
          </table:table-cell>
          <table:table-cell office:value-type="string" table:style-name="ce17">
            <text:p><text:a xlink:href="https://leetcode.com/problems/find-median-from-data-stream/description/">https://leetcode.com/problems/find-median-from-data-stream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<text:s/>Google, Amazon, Meta, Apple, Microsoft, Pinterest , Paypal, Oracle,Goldman Sach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Smallest Range in K Sorted List</text:p>
          </table:table-cell>
          <table:table-cell office:value-type="string" table:style-name="ce17">
            <text:p><text:a xlink:href="https://leetcode.com/problems/smallest-range-covering-elements-from-k-lists/description/">https://leetcode.com/problems/smallest-range-covering-elements-from-k-lists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Phonepe , Meta , Microsoft , Flipkart , DE shaw, Adob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5" table:style-name="ce21">
            <text:p>TRI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Longest Common Prefix</text:p>
          </table:table-cell>
          <table:table-cell office:value-type="string" table:style-name="ce17">
            <text:p><text:a xlink:href="https://leetcode.com/problems/longest-common-prefix/description/">https://leetcode.com/problems/longest-common-prefix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, TCS, Visa, Accenture, Infosys , Deloitte , Google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Word Break Problem</text:p>
          </table:table-cell>
          <table:table-cell office:value-type="string" table:style-name="ce17">
            <text:p><text:a xlink:href="https://leetcode.com/problems/word-break/description/">https://leetcode.com/problems/word-break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<text:s/>Google , Netflix , Intuit , Walmart Labs , Salesforce , Flipkart , Uber, 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Implement a Phone Directory</text:p>
          </table:table-cell>
          <table:table-cell office:value-type="string" table:style-name="ce17">
            <text:p><text:a xlink:href="https://leetcode.com/problems/design-phone-directory/description/">https://leetcode.com/problems/design-phone-directory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Implement a Trie</text:p>
          </table:table-cell>
          <table:table-cell office:value-type="string" table:style-name="ce17">
            <text:p><text:a xlink:href="https://leetcode.com/problems/implement-trie-prefix-tree/description/">https://leetcode.com/problems/implement-trie-prefix-tre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, Apple, Meta, Uber, Nvidia , Samsun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ongest String with All Prefix</text:p>
          </table:table-cell>
          <table:table-cell office:value-type="string" table:style-name="ce17">
            <text:p><text:a xlink:href="https://leetcode.com/problems/longest-word-with-all-prefixes/description/">https://leetcode.com/problems/longest-word-with-all-prefixe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6" table:style-name="ce21">
            <text:p>GRAP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Flood Fill Algorithm</text:p>
          </table:table-cell>
          <table:table-cell office:value-type="string" table:style-name="ce17">
            <text:p><text:a xlink:href="https://leetcode.com/problems/flood-fill/description/">https://leetcode.com/problems/flood-fill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Samsung , Flipkart ,SAP Labs , Ola , amazon, microsof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BFS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Samsung , Intuit, Accolite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DFS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Detect cycle in undirected using BFS</text:p>
          </table:table-cell>
          <table:table-cell office:value-type="string" table:style-name="ce17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undirected using DFS</text:p>
          </table:table-cell>
          <table:table-cell office:value-type="string" table:style-name="ce17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eta , microsoft, Inmobi 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Detect cycle in directed using BFS</text:p>
          </table:table-cell>
          <table:table-cell office:value-type="string" table:style-name="ce17">
            <text:p><text:a xlink:href="https://leetcode.com/problems/detect-cycles-in-2d-grid/description/">https://leetcode.com/problems/course-schedul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eta , microsoft, Inmobi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Detect cycle in directed using DFS</text:p>
          </table:table-cell>
          <table:table-cell office:value-type="string" table:style-name="ce17">
            <text:p><text:a xlink:href="https://leetcode.com/problems/distance-to-a-cycle-in-undirected-graph/description/">https://leetcode.com/problems/course-schedul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, Amazon, Meta ,Microsoft, Apple, uber, Adobe,Yaho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Topological Sorting (DFS)</text:p>
          </table:table-cell>
          <table:table-cell office:value-type="string" table:style-name="ce17">
            <text:p><text:a xlink:href="https://leetcode.com/problems/minimum-height-trees/description/?envType=problem-list-v2&amp;envId=topological-sort">https://leetcode.com/problems/course-schedule-ii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organ Stanley, Accolite, Amazon , Microsoft, OYO , Samsung <text:s/>, DE Shaw , Visa , Moonfrog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im's Algorithm (MST)</text:p>
          </table:table-cell>
          <table:table-cell office:value-type="string" table:style-name="ce17">
            <text:p><text:a xlink:href="https://leetcode.com/problems/min-cost-to-connect-all-points/description/">https://leetcode.com/problems/min-cost-to-connect-all-point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organ Stanley, Accolite, Amazon , Microsoft, OYO , Samsung <text:s/>, DE Shaw ,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Bellman Ford Algorithm</text:p>
          </table:table-cell>
          <table:table-cell office:value-type="string" table:style-name="ce17">
            <text:p><text:a xlink:href="https://leetcode.com/problems/group-the-people-given-the-group-size-they-belong-to/description/">https://leetcode.com/problems/group-the-people-given-the-group-size-they-belong-to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ogle, Meta, Salesforce, Intuit , Linkedin , Nvidia , Uber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Floyd Warshall Algo</text:p>
          </table:table-cell>
          <table:table-cell office:value-type="string" table:style-name="ce17">
            <text:p><text:a xlink:href="https://leetcode.com/problems/find-the-city-with-the-smallest-number-of-neighbors-at-a-threshold-distance/description/">https://leetcode.com/problems/find-the-city-with-the-smallest-number-of-neighbors-at-a-threshold-distanc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flipkart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Kosaraju Strongly Connected Components</text:p>
          </table:table-cell>
          <table:table-cell office:value-type="string" table:style-name="ce17">
            <text:p><text:a xlink:href="https://leetcode.com/problems/number-of-connected-components-in-an-undirected-graph/description/">https://leetcode.com/problems/number-of-connected-components-in-an-undirected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eta , Stripe, Airbnb , Oracle, DE Shaw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Check Bi-partite Graph</text:p>
          </table:table-cell>
          <table:table-cell office:value-type="string" table:style-name="ce17">
            <text:p><text:a xlink:href="https://leetcode.com/problems/is-graph-bipartite/description/">https://leetcode.com/problems/is-graph-bipartite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 text:c="2"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Number of Islands</text:p>
          </table:table-cell>
          <table:table-cell office:value-type="string" table:style-name="ce17">
            <text:p><text:a xlink:href="https://leetcode.com/problems/number-of-islands/description/">https://leetcode.com/problems/number-of-island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Rotten Oranges</text:p>
          </table:table-cell>
          <table:table-cell office:value-type="string" table:style-name="ce17">
            <text:p><text:a xlink:href="https://leetcode.com/problems/rotting-oranges/description/">https://leetcode.com/problems/rotting-orange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Sharechat <text:s/>+ Directi , Amazon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01 Matrix</text:p>
          </table:table-cell>
          <table:table-cell office:value-type="string" table:style-name="ce17">
            <text:p><text:a xlink:href="https://leetcode.com/problems/01-matrix/description/">https://leetcode.com/problems/01-matrix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uber, Meta, microsoft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Course Schedule I &amp; II</text:p>
          </table:table-cell>
          <table:table-cell office:value-type="string" table:style-name="ce17">
            <text:p><text:a xlink:href="https://leetcode.com/problems/course-schedule-ii/description/">https://leetcode.com/problems/course-schedule-ii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Google, Zoho, Oracle, Samsung, Meta , intuit <text:s/>, zepto, phonepe , fliipkart, citadel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Alien Dictionary</text:p>
          </table:table-cell>
          <table:table-cell office:value-type="string" table:style-name="ce17">
            <text:p><text:a xlink:href="https://leetcode.com/problems/alien-dictionary/description/">https://leetcode.com/problems/alien-dictionary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, Linkedin ,Doordash, Flipkar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heapest Flights within K Stops</text:p>
          </table:table-cell>
          <table:table-cell office:value-type="string" table:style-name="ce17">
            <text:p><text:a xlink:href="https://leetcode.com/problems/cheapest-flights-within-k-stops/description/">https://leetcode.com/problems/cheapest-flights-within-k-stops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amazon , meta 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Clone a Graph</text:p>
          </table:table-cell>
          <table:table-cell office:value-type="string" table:style-name="ce17">
            <text:p><text:a xlink:href="https://leetcode.com/problems/clone-graph/description/">https://leetcode.com/problems/clone-graph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, Microoft , Meta , Linkedin , Oracle , Apple , Adobe,Nvidia, Paypal , Goldman Sachs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ost Stones Removed</text:p>
          </table:table-cell>
          <table:table-cell office:value-type="string" table:style-name="ce17">
            <text:p><text:a xlink:href="https://leetcode.com/problems/most-stones-removed-with-same-row-or-column/description/">https://leetcode.com/problems/most-stones-removed-with-same-row-or-column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icrosoft Flipkart Pinterest Meta Uber Sam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Number of Provinces</text:p>
          </table:table-cell>
          <table:table-cell office:value-type="string" table:style-name="ce17">
            <text:p><text:a xlink:href="https://leetcode.com/problems/number-of-provinces/">https://leetcode.com/problems/number-of-provinces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Number of Ways to Arrive at Destination</text:p>
          </table:table-cell>
          <table:table-cell office:value-type="string" table:style-name="ce17">
            <text:p><text:a xlink:href="https://leetcode.com/problems/number-of-ways-to-arrive-at-destination/description/">https://leetcode.com/problems/number-of-ways-to-arrive-at-destination/description/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Phonepe , <text:s/>Google, Apple, Microsoft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Topoplogical Sorting (BFS)</text:p>
          </table:table-cell>
          <table:table-cell office:value-type="string" table:style-name="ce17">
            <text:p><text:a xlink:href="https://leetcode.com/problems/longest-increasing-path-in-a-matrix/description/?envType=problem-list-v2&amp;envId=topological-sort">https://leetcode.com/problems/longest-increasing-path-in-a-matrix/description/?envType=problem-list-v2&amp;envId=topological-sort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Sprinklr, Google, Amazon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Dijkstra's Algorithm</text:p>
          </table:table-cell>
          <table:table-cell office:value-type="string" table:style-name="ce17">
            <text:p><text:a xlink:href="https://leetcode.com/problems/minimum-cost-to-reach-destination-in-time/description/">https://leetcode.com/problems/minimum-cost-to-reach-destination-in-time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Google, Amazon 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6" table:style-name="ce7">
            <text:p>26</text:p>
          </table:table-cell>
          <table:table-cell office:value-type="string" table:style-name="ce2">
            <text:p>Kruskal's Algorithm (MST)</text:p>
          </table:table-cell>
          <table:table-cell office:value-type="string" table:style-name="ce17">
            <text:p><text:a xlink:href="https://leetcode.com/problems/find-critical-and-pseudo-critical-edges-in-minimum-spanning-tree/description/">https://leetcode.com/problems/min-cost-to-connect-all-points/description/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Airbnb , Citadel, Uber, Google, Meta , Airbnb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1" table:style-name="ce21">
            <text:p>DP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Buy &amp; Sell Stocks I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 D-E-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0-1 Knapsack</text:p>
          </table:table-cell>
          <table:table-cell office:value-type="string" table:style-name="ce8">
            <text:p><text:a xlink:href="https://leetcode.com/problems/partition-equal-subset-sum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Directi Flipkart GreyOrange Microsoft Mobicip Morgan Stanley Oracle Payu Snapdeal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arget Sum Subset</text:p>
          </table:table-cell>
          <table:table-cell office:value-type="string" table:style-name="ce8">
            <text:p><text:a xlink:href="https://leetcode.com/problems/target-sum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Myntra ,Microsoft, Meta 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Unbounded Knapsack</text:p>
          </table:table-cell>
          <table:table-cell office:value-type="string" table:style-name="ce8">
            <text:p><text:a xlink:href="https://leetcode.com/problems/minimum-cost-for-ticket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Coin Change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dobe, Salesforce, <text:s/>Amazon, Google, Microsoft, Intuit , Infosys, <text:s/>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Longest Common Subsequence</text:p>
          </table:table-cell>
          <table:table-cell office:value-type="string" table:style-name="ce8">
            <text:p><text:a xlink:href="https://leetcode.com/problems/longest-common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, Microsoft , Meta , TC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Longest Common Substring</text:p>
          </table:table-cell>
          <table:table-cell office:value-type="string" table:style-name="ce8">
            <text:p><text:a xlink:href="https://leetcode.com/problems/maximum-length-of-repeated-sub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organ Stanley , Amazon 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Edit Distance</text:p>
          </table:table-cell>
          <table:table-cell office:value-type="string" table:style-name="ce8">
            <text:p><text:a xlink:href="https://leetcode.com/problems/edit-dista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Goldman Sachs, Paypal , Salesforce , Atlassian, Intuit , IBM , Google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Longest Increasing Subsequence</text:p>
          </table:table-cell>
          <table:table-cell office:value-type="string" table:style-name="ce8">
            <text:p><text:a xlink:href="https://leetcode.com/problems/longest-increasing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, <text:s/>Google,Linkedin , Cisco , TCS , Meta , <text:s/>Cisc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Palindromic Partitioning (MCM)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+ Goldman Sachs + Citrix , TCS, Meta, Adobe, Accenture , Rubri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Max Product Subarray</text:p>
          </table:table-cell>
          <table:table-cell office:value-type="string" table:style-name="ce8">
            <text:p><text:a xlink:href="https://leetcode.com/problems/maximum-product-subarray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, Goldman Sachs , Apple,Adobe, TCS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Unique BSTs</text:p>
          </table:table-cell>
          <table:table-cell office:value-type="string" table:style-name="ce8">
            <text:p><text:a xlink:href="https://leetcode.com/problems/unique-binary-search-tree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Amazon +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ongest Palindromic Subsequence</text:p>
          </table:table-cell>
          <table:table-cell office:value-type="string" table:style-name="ce8">
            <text:p><text:a xlink:href="https://leetcode.com/problems/longest-palindromic-subsequenc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Google , Microsoft <text:s/>, Tower Research Capital, Oracle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Buy &amp; Sell Stocks II</text:p>
          </table:table-cell>
          <table:table-cell office:value-type="string" table:style-name="ce8">
            <text:p><text:a xlink:href="https://leetcode.com/problems/best-time-to-buy-and-sell-stock-ii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Walmart +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Nth Catalan</text:p>
          </table:table-cell>
          <table:table-cell office:value-type="string" table:style-name="ce8">
            <text:p><text:a xlink:href="https://leetcode.com/problems/unique-binary-search-trees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4">
            <text:p>Amazon , Google, Meta , Microsoft , Infosy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Minimum Partitioning</text:p>
          </table:table-cell>
          <table:table-cell office:value-type="string" table:style-name="ce8">
            <text:p><text:a xlink:href="https://leetcode.com/problems/partition-array-into-two-arrays-to-minimize-sum-difference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Oracle, Phonepe, Adob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ildcard Pattern Matching</text:p>
          </table:table-cell>
          <table:table-cell office:value-type="string" table:style-name="ce8">
            <text:p><text:a xlink:href="https://leetcode.com/problems/wildcard-match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Linkedin , DE Shaw , Adobe, Uber, Meta,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Rod Cutting</text:p>
          </table:table-cell>
          <table:table-cell office:value-type="string" table:style-name="ce8">
            <text:p><text:a xlink:href="https://leetcode.com/problems/minimum-cost-to-cut-a-stick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Uber, samsung, Arcesium , Google, amazon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Egg Dropping</text:p>
          </table:table-cell>
          <table:table-cell office:value-type="string" table:style-name="ce8">
            <text:p><text:a xlink:href="https://leetcode.com/problems/super-egg-drop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Microsoft + Amazon + Ola , Salesforce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Longest Bitonic Subsequence</text:p>
          </table:table-cell>
          <table:table-cell office:value-type="string" table:style-name="ce8">
            <text:p><text:a xlink:href="https://leetcode.com/problems/minimum-number-of-removals-to-make-mountain-array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<text:s/>Amazon D-E-Shaw Goldman Sachs Google Hike MakeMyTrip MAQ Software Myntra Nearbuy Opera Oracle Philips Samsung Service Now Unisys VMWare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CM</text:p>
          </table:table-cell>
          <table:table-cell office:value-type="string" table:style-name="ce8">
            <text:p><text:a xlink:href="https://leetcode.com/problems/burst-balloons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4">
            <text:p>Amazon, microsoft, google, meta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1">
            <text:p>GREEDY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Assign Cookies</text:p>
          </table:table-cell>
          <table:table-cell office:value-type="string" table:style-name="ce8">
            <text:p><text:a xlink:href="https://leetcode.com/problems/assign-cookie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4">
            <text:p>Amazon , Accenture , Uber , Adobe, Meta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ndian Coins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ccolite Amazon Morgan Stanley Oracle Paytm Samsung Snapdeal Synopsys Visa Microsof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Fractional Knapsack</text:p>
          </table:table-cell>
          <table:table-cell office:value-type="string" table:style-name="ce8">
            <text:p><text:a xlink:href="https://leetcode.com/problems/simplified-fraction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maximum length of pair chain</text:p>
          </table:table-cell>
          <table:table-cell office:value-type="string" table:style-name="ce8">
            <text:p><text:a xlink:href="https://leetcode.com/problems/maximum-length-of-pair-chain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<text:s/>Amazon , bloomberg, swiggy , adobe 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Activity Selection</text:p>
          </table:table-cell>
          <table:table-cell office:value-type="string" table:style-name="ce8">
            <text:p><text:a xlink:href="https://leetcode.com/problems/activity-participants/description/">Problem Link</text:a></text:p>
          </table:table-cell>
          <table:table-cell office:value-type="string" table:style-name="ce12">
            <text:p>Medium</text:p>
          </table:table-cell>
          <table:table-cell table:style-name="ce2"/>
          <table:table-cell office:value-type="string" table:style-name="ce13">
            <text:p>Meta, amazon , google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Job Scheduling</text:p>
          </table:table-cell>
          <table:table-cell office:value-type="string" table:style-name="ce8">
            <text:p><text:a xlink:href="https://leetcode.com/problems/maximum-profit-in-job-scheduling/description/">Problem Link</text:a></text:p>
          </table:table-cell>
          <table:table-cell office:value-type="string" table:style-name="ce15">
            <text:p>Hard</text:p>
          </table:table-cell>
          <table:table-cell table:style-name="ce2"/>
          <table:table-cell office:value-type="string" table:style-name="ce13">
            <text:p>amazon , microsoft , airbnb, adobe,phonep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6"/>
          <table:table-cell table:number-columns-repeated="8" table:style-name="ce2"/>
          <table:table-cell table:number-columns-repeated="16375"/>
        </table:table-row>
        <table:table-row table:number-rows-repeated="4" table:style-name="ro1">
          <table:table-cell table:style-name="ce16"/>
          <table:table-cell table:number-columns-repeated="16383" table:style-name="ce1"/>
        </table:table-row>
        <table:table-row table:number-rows-repeated="10483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dc:creator>Aryan Raval</dc:creator>
    <dc:date>2025-09-15T17:12:40Z</dc:date>
  </office:meta>
</office:document-meta>
</file>